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f8b1" officeooo:paragraph-rsid="0008f8b1"/>
    </style:style>
    <style:style style:name="P2" style:family="paragraph" style:parent-style-name="Standard">
      <style:text-properties officeooo:paragraph-rsid="0008f8b1"/>
    </style:style>
    <style:style style:name="T1" style:family="text">
      <style:text-properties officeooo:rsid="0008f8b1"/>
    </style:style>
    <style:style style:name="T2" style:family="text">
      <style:text-properties fo:color="#c586c0" style:font-name="Droid Sans Mono" fo:font-size="10.5pt" fo:font-weight="normal" fo:background-color="#1e1e1e" loext:char-shading-value="0"/>
    </style:style>
    <style:style style:name="T3" style:family="text">
      <style:text-properties fo:color="#569cd6" style:font-name="Droid Sans Mono" fo:font-size="10.5pt" fo:font-weight="normal" fo:background-color="#1e1e1e" loext:char-shading-value="0"/>
    </style:style>
    <style:style style:name="T4" style:family="text">
      <style:text-properties fo:color="#9cdcfe" style:font-name="Droid Sans Mono" fo:font-size="10.5pt" fo:font-weight="normal" fo:background-color="#1e1e1e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El fitxer omp_mm.c s’utilitza la llibreria de OMP, que ens permet generar un regio parallel on podem crear threads I assignar tasques a aquests. Hi ha un nivell de parallelisme molt gran ja que cada thread sen porta una quantitat de feina molt similar gracias al </text:span><text:span text:style-name="T2">#pragma</text:span><text:span text:style-name="T3"> </text:span><text:span text:style-name="T4">omp</text:span><text:span text:style-name="T3"> </text:span><text:span text:style-name="T4">for</text:span><text:span text:style-name="T3"> </text:span><text:span text:style-name="T4">schedule</text:span><text:span text:style-name="T3">(</text:span><text:span text:style-name="T4">static</text:span><text:span text:style-name="T3">, </text:span><text:span text:style-name="T4">chunk</text:span><text:span text:style-name="T3">)</text:span></text:p>
      <text:p text:style-name="P1">que cadascu li toca 10 bucles del for. </text:p>
      <text:p text:style-name="P1"/>
      <text:p text:style-name="P1">El fitxer ser_mm.c no te cap nivell de parallelisme perque es el master qui fa tota les operacion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05:17:49.846704045</meta:creation-date>
    <dc:date>2018-11-19T05:24:28.728190646</dc:date>
    <meta:editing-duration>PT6M43S</meta:editing-duration>
    <meta:editing-cycles>1</meta:editing-cycles>
    <meta:document-statistic meta:table-count="0" meta:image-count="0" meta:object-count="0" meta:page-count="1" meta:paragraph-count="3" meta:word-count="77" meta:character-count="441" meta:non-whitespace-character-count="365"/>
    <meta:generator>LibreOffice/6.0.6.2$Linux_X86_64 LibreOffice_project/00m0$Build-2</meta:generator>
  </office:meta>
</office:document-meta>
</file>